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Carta_Exigenci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099db8" style:letter-kerning="true" style:font-size-asian="12pt"/>
    </style:style>
    <style:style style:name="P5" style:family="paragraph" style:parent-style-name="Standard">
      <style:paragraph-properties fo:margin-left="8.5cm" fo:margin-right="0cm" fo:margin-top="0cm" fo:margin-bottom="1.139cm" loext:contextual-spacing="false" fo:line-height="100%" fo:text-indent="0cm" style:auto-text-indent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39cm" fo:margin-bottom="0.139cm" loext:contextual-spacing="false" fo:text-indent="1.27cm" style:auto-text-indent="false"/>
    </style:style>
    <style:style style:name="P7" style:family="paragraph" style:parent-style-name="Standard">
      <style:paragraph-properties fo:margin-left="0cm" fo:margin-right="0cm" fo:margin-top="0.139cm" fo:margin-bottom="0.139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8" style:family="paragraph" style:parent-style-name="Standard">
      <style:paragraph-properties fo:margin-top="2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099db8" style:letter-kerning="true" style:font-size-asian="12pt" style:font-weight-asian="bold" style:font-weight-complex="bold"/>
    </style:style>
    <style:style style:name="P9" style:family="paragraph" style:parent-style-name="Standard">
      <style:paragraph-properties fo:margin-top="0.499cm" fo:margin-bottom="1cm" loext:contextual-spacing="false" fo:text-align="start" style:justify-single-word="false"/>
      <style:text-properties style:font-name="Times New Roman" fo:font-style="normal" fo:font-weight="bold" style:letter-kerning="true" style:font-style-asian="normal" style:font-weight-asian="bold" style:font-style-complex="normal" style:font-weight-complex="bold"/>
    </style:style>
    <style:style style:name="P10" style:family="paragraph" style:parent-style-name="Header">
      <style:paragraph-properties fo:text-align="end" style:justify-single-word="false"/>
      <style:text-properties style:font-name="Trebuchet MS" fo:font-size="6pt" fo:font-weight="bold" officeooo:paragraph-rsid="000bec91" style:font-size-asian="6pt" style:font-weight-asian="bold" style:font-size-complex="6pt" style:font-weight-complex="bold"/>
    </style:style>
    <style:style style:name="P11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bec91" style:font-size-asian="8pt" style:font-weight-asian="bold" style:font-size-complex="8pt" style:font-weight-complex="bold"/>
    </style:style>
    <style:style style:name="P12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bec91" style:font-size-asian="8pt" style:font-weight-asian="normal" style:font-size-complex="8pt" style:font-weight-complex="normal"/>
    </style:style>
    <style:style style:name="P13" style:family="paragraph" style:parent-style-name="Header">
      <style:paragraph-properties fo:text-align="center" style:justify-single-word="false"/>
      <style:text-properties style:font-name="Arial" fo:font-size="8pt" fo:font-weight="normal" officeooo:paragraph-rsid="000bec91" style:font-size-asian="8pt" style:font-weight-asian="normal" style:font-size-complex="8pt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db8" style:font-weight-asian="bold" style:font-weight-complex="bold"/>
    </style:style>
    <style:style style:name="T3" style:family="text">
      <style:text-properties style:font-name="Times New Roman" style:letter-kerning="true"/>
    </style:style>
    <style:style style:name="T4" style:family="text">
      <style:text-properties officeooo:rsid="00099db8"/>
    </style:style>
    <style:style style:name="T5" style:family="text">
      <style:text-properties officeooo:rsid="00230f66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14" svg:x1="0cm" svg:y1="14.85cm" svg:x2="0.701cm" svg:y2="14.85cm">
        <text:p/>
      </draw:line>
      <text:p text:style-name="P9"><text:s/><text:drop-down text:name=""><text:label text:value="11.0.01.01.0 – APS Belo Horizonte Barreiro"/><text:label text:value="11.0.01.02.0 – APS Belo Horizonte Floresta"/><text:label text:value="11.0.01.03.0 – APS Belo Horizonte Oeste"/><text:label text:value="11.0.01.04.0 – APS Belo Horizonte Padre Eustáquio"/><text:label text:value="11.0.01.06.0 – APS Belo Horizonte Santa Efigênia"/><text:label text:current-selected="true" text:value="11.0.01.09.0 – APS Belo Horizonte Sul"/><text:label text:value="11.0.01.10.0 – APS Belo Horizonte Venda Nova"/><text:label text:value="11.0.01.11.0 – APS ADJ Belo Horizonte"/><text:label text:value="11.0.01.12.0 – APS BI Belo Horizonte"/><text:label text:value="11.0.22.02.0 – APS Contagem"/>11.0.01.09.0 – APS Belo Horizonte Sul</text:drop-down></text:p>
      <text:p text:style-name="P5"><text:span text:style-name="T1">Assunto: </text:span>Declaração de Comparecimento</text:p>
      <text:p text:style-name="P7">Declaro, para os devidos fins, que o(a) segurado(a) <text:span text:style-name="T2">NOME</text:span> – C.I. Nº <text:span text:style-name="T4">123</text:span> – compareceu a esta Agência da Previdência Social às 07:00hs desta data para <text:span text:style-name="T4">XXX</text:span>, sendo liberado(a) às <text:span text:style-name="T4">07:</text:span>0<text:span text:style-name="T4">1</text:span>hs.</text:p>
      <text:p text:style-name="P6"><text:span text:style-name="T3"><text:drop-down text:name=""><text:label text:value="Belo Horizonte/MG"/><text:label text:value="Contagem/MG"/>Belo Horizonte/MG</text:drop-down></text:span><text:span text:style-name="T3">, </text:span><text:span text:style-name="T3"><text:date style:data-style-name="N76" text:date-value="2016-07-18T08:34:43.434999966">18 de julho de 2016</text:date></text:span><text:span text:style-name="T3">.</text:span></text:p>
      <text:p text:style-name="P8"><text:author-name text:fixed="false">Douglas Rodrigues de Almeida</text:author-name></text:p>
      <text:p text:style-name="P4">Técnico do Seguro Social</text:p>
      <text:p text:style-name="P3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6pt" fo:font-weight="bold" officeooo:paragraph-rsid="000bec91" style:font-size-asian="6pt" style:font-weight-asian="bold" style:font-size-complex="6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bec91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paragraph-rsid="000bec91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bec91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officeooo:rsid="00230f66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text:tab/></text:p>
        <text:p text:style-name="MP2"><draw:frame draw:style-name="Mfr1" draw:name="figuras2" text:anchor-type="paragraph" svg:y="0.6cm" svg:width="2.032cm" svg:height="2.032cm" draw:z-index="3"><draw:image xlink:href="Pictures/10000000000000F0000000F013D63E61E3BDED3E.png" xlink:type="simple" xlink:show="embed" xlink:actuate="onLoad"/></draw:frame></text:p>
        <text:p text:style-name="MP3"><draw:frame draw:style-name="Mfr1" draw:name="Figura3" text:anchor-type="paragraph" svg:y="0.6cm" svg:width="2.032cm" svg:height="2.032cm" draw:z-index="4"><draw:image xlink:href="Pictures/10000000000000F0000000F013D63E61E3BDED3E.png" xlink:type="simple" xlink:show="embed" xlink:actuate="onLoad"/></draw:frame></text:p>
        <text:p text:style-name="MP4"><draw:frame draw:style-name="Mfr1" draw:name="Figura2" text:anchor-type="paragraph" svg:y="0.6cm" svg:width="2.032cm" svg:height="2.032cm" draw:z-index="1"><draw:image xlink:href="Pictures/10000000000000F0000000F013D63E61E3BDED3E.png" xlink:type="simple" xlink:show="embed" xlink:actuate="onLoad"/></draw:frame><draw:frame draw:style-name="Mfr1" draw:name="Figura4" text:anchor-type="paragraph" svg:y="0.6cm" svg:width="2.032cm" svg:height="2.032cm" draw:z-index="5"><draw:image xlink:href="Pictures/10000000000000F0000000F013D63E61E3BDED3E.png" xlink:type="simple" xlink:show="embed" xlink:actuate="onLoad"/></draw:frame>INSTITUTO NACIONAL DO SEGURO SOCIA<text:span text:style-name="MT1">L</text:span></text:p>
      </style:header>
      <style:footer>
        <text:p text:style-name="MP5">Proteção para o trabalhador e sua família</text:p>
        <text:p text:style-name="MP6"><text:drop-down text:name=""><text:label text:value="APS Belo Horizonte Barreiro - Av. Tito Fulgêncio, 104, Barreiro - CEP: 32215-000"/><text:label text:value="APS Belo Horizonte Floresta - Rua Padre Eustáquio, 1831, 4º andar, Padre Eustáquio - CEP:30720-100"/><text:label text:value="APS Belo Horizonte Oeste - Rua Espírito Santo, 54, Centro - CEP: 30160-030"/><text:label text:value="APS Belo Horizonte Padre Eustáquio - Rua Padre Eustáquio, 1831, 2º andar, Padre Eustáquio - CEP:30720-100"/><text:label text:value="APS Belo Horizonte Santa Efigênia - R. Tupinambás, 361, Centro - CEP: 30120-070"/><text:label text:current-selected="true" text:value="APS Belo Horizonte Sul - Rua Guaicurus, 312, 2º andar Centro - CEP: 30111-060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APS Belo Horizonte Sul - Rua Guaicurus, 312, 2º andar Centro - CEP: 30111-06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creation-date>2006-08-17T15:36:21</meta:creation-date>
    <dc:date>2016-07-18T08:34:43.217000000</dc:date>
    <meta:print-date>2013-09-30T09:19:17.670000000</meta:print-date>
    <dc:language>pt-BR</dc:language>
    <meta:editing-cycles>201</meta:editing-cycles>
    <meta:editing-duration>PT11H34M16S</meta:editing-duration>
    <dc:title>Declaração de Comparecimento</dc:title>
    <dc:description>Integrante do Modelos de Documentos 2016.</dc:description>
    <dc:creator>Douglas Rodrigues de Almeida</dc:creator>
    <meta:document-statistic meta:table-count="0" meta:image-count="5" meta:object-count="0" meta:page-count="1" meta:paragraph-count="11" meta:word-count="81" meta:character-count="520" meta:non-whitespace-character-count="444"/>
    <meta:user-defined meta:name="Versão">3.3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